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2"><draw:frame draw:style-name="fr1" draw:name="Rahmen7" text:anchor-type="as-char" svg:width="7.662cm" draw:z-index="0"><draw:text-box fo:min-height="0.942cm"><text:p text:style-name="P11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Comments:<text:span text:style-name="T2"> Lines beginning with </text:span>//</text:p>
            <text:p text:style-name="P4">Ignore empty lines:<text:span text:style-name="T2"> yes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2"><draw:frame draw:style-name="fr1" draw:name="Rahmen1" text:anchor-type="as-char" svg:width="3.209cm" draw:z-index="1"><draw:text-box fo:min-height="0.771cm"><text:p text:style-name="P11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#Meta</text:p>
            <text:p text:style-name="P5">Meta information.</text:p>
            <text:p text:style-name="P4">#FRAME</text:p>
            <text:p text:style-name="P5">Target frame size.</text:p>
            <text:p text:style-name="P4">#STYLES</text:p>
            <text:p text:style-name="P5">Styles to complement render data lines.</text:p>
            <text:p text:style-name="P4">#LINES</text:p>
            <text:p text:style-name="P5">Render data lines.</text:p>
          </table:table-cell>
        </table:table-row>
        <table:table-row>
          <table:table-cell table:style-name="Raster.A2" office:value-type="string">
            <text:p text:style-name="P12"><draw:frame draw:style-name="fr1" draw:name="Rahmen2" text:anchor-type="as-char" svg:width="2.067cm" draw:z-index="2"><draw:text-box fo:min-height="0.93cm"><text:p text:style-name="P11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2"><draw:frame draw:style-name="fr1" draw:name="Rahmen4" text:anchor-type="as-char" svg:width="2.595cm" draw:z-index="3"><draw:text-box fo:min-height="0.93cm"><text:p text:style-name="P11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2"><draw:frame draw:style-name="fr1" draw:name="Rahmen3" text:anchor-type="as-char" svg:width="2.45cm" draw:z-index="4"><draw:text-box fo:min-height="0.93cm"><text:p text:style-name="P11">Styles</text:p></draw:text-box></draw:frame></text:p>
            <text:p text:style-name="P5">The styles section contains styles to prepend/insert text to/between render data lines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2"><draw:frame draw:style-name="fr1" draw:name="Rahmen5" text:anchor-type="as-char" svg:width="2.152cm" draw:z-index="5"><draw:text-box fo:min-height="0.93cm"><text:p text:style-name="P11">Lines</text:p></draw:text-box></draw:frame></text:p>
            <text:p text:style-name="P5">The line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2"><draw:frame draw:style-name="fr1" draw:name="Rahmen8" text:anchor-type="as-char" svg:width="4.452cm" draw:z-index="6"><draw:text-box fo:min-height="0.93cm"><text:p text:style-name="P11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3"><text:span text:style-name="T3">Plain text. Line breaks are to write as </text:span><text:span text:style-name="T4">\n</text:span><text:span text:style-name="T3">.</text:span></text:p>
            <text:p text:style-name="P13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2"><draw:frame draw:style-name="fr1" draw:name="Rahmen6" text:anchor-type="as-char" svg:width="1.928cm" draw:z-index="7"><draw:text-box fo:min-height="0.93cm"><text:p text:style-name="P11">Tags</text:p></draw:text-box></draw:frame></text:p>
            <text:p text:style-name="P5">Tags define styling parameters for geometries or the type of themself. They begin with a type name, followed by <text:span text:style-name="T1">=</text:span> and one or more values.</text:p>
            <text:p text:style-name="P5">Sizes are in pixels, angles in degree, times in milliseconds.</text:p>
            <text:p text:style-name="P5"/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6">Font</text:p>
                  <text:p text:style-name="P15">font-family<text:span text:style-name="T9">=Arial</text:span></text:p>
                  <text:p text:style-name="P14">Font family.</text:p>
                  <text:p text:style-name="P15">font-style<text:span text:style-name="T8">=</text:span></text:p>
                  <text:p text:style-name="P14">Font weigth, style &amp; decoration. Value contains properties as characters: b (bold), i (italic), u (underline), s (strikeout).</text:p>
                  <text:p text:style-name="P15">font-size<text:span text:style-name="T8">=30</text:span></text:p>
                  <text:p text:style-name="P14">Font size.</text:p>
                  <text:p text:style-name="P15">font-space<text:span text:style-name="T8">=0,0</text:span></text:p>
                  <text:p text:style-name="P14">Font space between characters and lines.</text:p>
                  <text:p text:style-name="P15">font-direction<text:span text:style-name="T8">=0</text:span></text:p>
                  <text:p text:style-name="P14">Font characters flow direction angle.</text:p>
                  <text:p text:style-name="P15">language<text:span text:style-name="T8">=en_us</text:span></text:p>
                  <text:p text:style-name="P14">Font language.</text:p>
                  <text:p text:style-name="P16">Lines</text:p>
                  <text:p text:style-name="P15">line-width<text:span text:style-name="T9">=1</text:span></text:p>
                  <text:p text:style-name="P14">Line width.</text:p>
                  <text:p text:style-name="P15">line-style<text:span text:style-name="T8">=round,round</text:span></text:p>
                  <text:p text:style-name="P14">Line join &amp; cap style. Join can be miter, round or bevel, cap can be flat, round or square.</text:p>
                  <text:p text:style-name="P15">line-dash<text:span text:style-name="T8">=0</text:span></text:p>
                  <text:p text:style-name="P14">Line dash pattern. Starts with an offset, followed by comma <text:soft-page-break/>separated pattern.</text:p>
                  <text:p text:style-name="P16">Position</text:p>
                  <text:p text:style-name="P15">position<text:span text:style-name="T8">=</text:span></text:p>
                  <text:p text:style-name="P14">Geometry x- &amp; y-coordinate.</text:p>
                  <text:p text:style-name="P15">align<text:span text:style-name="T8">=2</text:span></text:p>
                  <text:p text:style-name="P14">Geometry alignment relativ to position, value orientated on numpad.</text:p>
                  <text:p text:style-name="P15">margin<text:span text:style-name="T8">=10,10,10,10</text:span></text:p>
                  <text:p text:style-name="P14">Margin to screen border. Sequence: top, right, bottom, left.</text:p>
                </table:table-cell>
                <table:table-cell table:style-name="Tabelle1.A1" office:value-type="string">
                  <text:p text:style-name="P16">Transformation</text:p>
                  <text:p text:style-name="P15">identity</text:p>
                  <text:p text:style-name="P14">Reset of transformation to identity.</text:p>
                  <text:p text:style-name="P15">translate<text:span text:style-name="T8">=0,0</text:span></text:p>
                  <text:p text:style-name="P14">Prepend translation to transformation.</text:p>
                  <text:p text:style-name="P15">scale<text:span text:style-name="T8">=1,1</text:span></text:p>
                  <text:p text:style-name="P14">Prepend scale to transformation.</text:p>
                  <text:p text:style-name="P15">rotate-z<text:span text:style-name="T8">=0</text:span></text:p>
                  <text:p text:style-name="P14">Prepend rotation on z-axis to transformation.</text:p>
                  <text:p text:style-name="P15">rotate-xy<text:span text:style-name="T8">=0,0</text:span></text:p>
                  <text:p text:style-name="P14">Prepend rotation on x- and y-axis to transformation.</text:p>
                  <text:p text:style-name="P15">shear<text:span text:style-name="T8">=0,0</text:span></text:p>
                  <text:p text:style-name="P14">Prepend shearing in horizontal &amp; vertical direction to transformation.</text:p>
                  <text:p text:style-name="P15">transform<text:span text:style-name="T8">=1,0,0,1,0,0</text:span></text:p>
                  <text:p text:style-name="P14">Multiplies current transformation with given 3x2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6">Color</text:p>
                  <text:p text:style-name="P14">TODO</text:p>
                  <text:p text:style-name="P14"/>
                  <text:p text:style-name="P16">Rastering</text:p>
                  <text:p text:style-name="P14">TODO</text:p>
                </table:table-cell>
                <table:table-cell table:style-name="Tabelle1.A1" office:value-type="string">
                  <text:p text:style-name="P16">Animation</text:p>
                  <text:p text:style-name="P14">TODO</text:p>
                  <text:p text:style-name="P14"/>
                  <text:p text:style-name="P16">Karaoke</text:p>
                  <text:p text:style-name="P15">k<text:span text:style-name="T8">=</text:span></text:p>
                  <text:p text:style-name="P14">Sylable duration. Increases next sylable start times.</text:p>
                  <text:p text:style-name="P15">kskip<text:span text:style-name="T8">=</text:span></text:p>
                  <text:p text:style-name="P14">Increases next sylable start times.</text:p>
                  <text:p text:style-name="P15">kset<text:span text:style-name="T8">=</text:span></text:p>
                  <text:p text:style-name="P14">Sets current sylable start time.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6M57S</meta:editing-duration>
    <meta:editing-cycles>256</meta:editing-cycles>
    <meta:generator>OpenOffice/4.0.1$Win32 OpenOffice.org_project/401m5$Build-9714</meta:generator>
    <dc:date>2013-10-29T02:00:29.10</dc:date>
    <dc:creator>Christoph Spanknebel</dc:creator>
    <meta:document-statistic meta:table-count="4" meta:image-count="0" meta:object-count="0" meta:page-count="3" meta:paragraph-count="162" meta:word-count="739" meta:character-count="4580"/>
    <meta:user-defined meta:name="Info 1"/>
    <meta:user-defined meta:name="Info 2"/>
    <meta:user-defined meta:name="Info 3"/>
    <meta:user-defined meta:name="Info 4"/>
  </office:meta>
</office:document-meta>
</file>